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4px', 'font-style: normal', 'font-variant-ligatures: normal', 'font-variant-caps: normal', 'font-weight: 400', 'letter-spacing: normal', 'orphans: 2', 'text-align: left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  <style:text-properties style:font-name="Abyssinica SIL" fo:font-weight="normal" style:font-weight-asian="normal" style:font-weight-complex="normal"/>
    </style:style>
    <style:style style:name="P4" style:family="paragraph" style:parent-style-name="Heading_20_3">
      <style:paragraph-properties fo:text-align="center" style:justify-single-word="false"/>
      <style:text-properties style:font-name="Abyssinica SIL" fo:font-weight="normal" officeooo:paragraph-rsid="0021880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218800" officeooo:paragraph-rsid="00218800"/>
    </style:style>
    <style:style style:name="P6" style:family="paragraph" style:parent-style-name="Standard" style:list-style-name="L1">
      <style:paragraph-properties fo:text-align="start" style:justify-single-word="false"/>
      <style:text-properties fo:color="#ff0000" officeooo:rsid="00218800" officeooo:paragraph-rsid="00218800"/>
    </style:style>
    <style:style style:name="P7" style:family="paragraph" style:parent-style-name="Standard">
      <style:paragraph-properties fo:text-align="start" style:justify-single-word="false"/>
      <style:text-properties fo:color="#ff0000" officeooo:rsid="00218800" officeooo:paragraph-rsid="00218800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8800" officeooo:paragraph-rsid="00218800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officeooo:rsid="00218800" officeooo:paragraph-rsid="00218800"/>
    </style:style>
    <style:style style:name="P10" style:family="paragraph" style:parent-style-name="Standard">
      <style:paragraph-properties fo:text-align="start" style:justify-single-word="false"/>
      <style:text-properties fo:color="#000000" officeooo:rsid="00218800" officeooo:paragraph-rsid="00218800"/>
    </style:style>
    <style:style style:name="P11" style:family="paragraph" style:parent-style-name="Standard" style:list-style-name="L4">
      <style:paragraph-properties fo:text-align="start" style:justify-single-word="false"/>
      <style:text-properties fo:color="#000000" officeooo:rsid="00218800" officeooo:paragraph-rsid="00218800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218800" officeooo:paragraph-rsid="00218800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8800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36b52"/>
    </style:style>
    <style:style style:name="T7" style:family="text">
      <style:text-properties fo:color="#036b52" style:font-name="Verdana"/>
    </style:style>
    <style:style style:name="T8" style:family="text">
      <style:text-properties fo:color="#000000"/>
    </style:style>
    <style:style style:name="T9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3">Bloco 8</text:h>
      <text:h text:style-name="P4" text:outline-level="3">Dia <text:span text:style-name="T8">5 - spread operator, parâmetro rest, destructuring </text:span></text:h>
      <text:p text:style-name="P2"/>
      <text:p text:style-name="P8">O que vamos aprender?</text:p>
      <text:p text:style-name="P5">Hoje você vai aprender sete features do ES6 que são muito úteis na hora de desenvolver uma aplicação:</text:p>
      <text:list xml:id="list602702759" text:style-name="L1">
        <text:list-item>
          <text:p text:style-name="P6">spread operator ;</text:p>
        </text:list-item>
        <text:list-item>
          <text:p text:style-name="P6">parâmetro rest ;</text:p>
        </text:list-item>
        <text:list-item>
          <text:p text:style-name="P6">object destructuring ;</text:p>
        </text:list-item>
        <text:list-item>
          <text:p text:style-name="P6">array destructuring ;</text:p>
        </text:list-item>
        <text:list-item>
          <text:p text:style-name="P6">default destructuring ;</text:p>
        </text:list-item>
        <text:list-item>
          <text:p text:style-name="P6">abbreviation object literal ;</text:p>
        </text:list-item>
        <text:list-item>
          <text:p text:style-name="P6">default params .</text:p>
        </text:list-item>
      </text:list>
      <text:p text:style-name="P7"/>
      <text:p text:style-name="P12">Você será capaz de:</text:p>
      <text:list xml:id="list848198152" text:style-name="L3">
        <text:list-item>
          <text:p text:style-name="P9">Aplicar corretamente <text:span text:style-name="T9">spread operator</text:span> ;</text:p>
        </text:list-item>
        <text:list-item>
          <text:p text:style-name="P9">Aplicar corretamente <text:span text:style-name="T9">parâmetro rest</text:span> ;</text:p>
        </text:list-item>
        <text:list-item>
          <text:p text:style-name="P9">Aplicar corretamente <text:span text:style-name="T9">object destructuring </text:span>;</text:p>
        </text:list-item>
        <text:list-item>
          <text:p text:style-name="P9">Aplicar corretamente <text:span text:style-name="T9">array destructuring </text:span>;</text:p>
        </text:list-item>
        <text:list-item>
          <text:p text:style-name="P9">Aplicar corretamente <text:span text:style-name="T9">default destructuring</text:span> ;</text:p>
        </text:list-item>
        <text:list-item>
          <text:p text:style-name="P9">Aplicar corretamente <text:span text:style-name="T9">abbreviation object literal </text:span>;</text:p>
        </text:list-item>
        <text:list-item>
          <text:p text:style-name="P9">Aplicar corretamente <text:span text:style-name="T9">default params</text:span> .</text:p>
        </text:list-item>
      </text:list>
      <text:p text:style-name="P10"/>
      <text:p text:style-name="P10"/>
      <text:p text:style-name="P12">Por que isso é importante?</text:p>
      <text:p text:style-name="P12"/>
      <text:p text:style-name="P10">Como vimos no bloco passado, o ES6 introduziu várias features que contribuem para melhorar a escrita do seu código. Hoje vamos aprender mais alguns recursos que você definitivamente vai querer ter na sua caixa de ferramentas! Saber usá-los te ajudará a escrever códigos mais concisos e limpos, facilitando a compreensão de quem for lê-lo futuramente. Object destructuring , por exemplo, é muito útil na hora de realizar uma tarefa recorrente de pessoa desenvolvedora: selecionar certos campos vindos da resposta de uma API . Com object destructuring você consegue declarativamente realizar essa tarefa, deixando seu código mais legível.</text:p>
      <text:p text:style-name="P10"/>
      <text:p text:style-name="P10"/>
      <text:p text:style-name="P10"/>
      <text:p text:style-name="P12">Conteúdos</text:p>
      <text:list xml:id="list3439518267" text:style-name="L4">
        <text:list-item>
          <text:p text:style-name="P11">Spread Operator</text:p>
        </text:list-item>
        <text:list-item>
          <text:p text:style-name="P11">Parâmetro Rest</text:p>
        </text:list-item>
        <text:list-item>
          <text:p text:style-name="P11">Object Destructuring</text:p>
        </text:list-item>
        <text:list-item>
          <text:p text:style-name="P11">Array Destructuring</text:p>
        </text:list-item>
        <text:list-item>
          <text:p text:style-name="P11">Default Destructuring</text:p>
        </text:list-item>
        <text:list-item>
          <text:p text:style-name="P11">Object Property Shorthand</text:p>
        </text:list-item>
        <text:list-item>
          <text:p text:style-name="P11">Default Parameters</text:p>
        </text:list-item>
      </text:list>
      <text:p text:style-name="P10"/>
      <text:p text:style-name="P10"/>
      <text:p text:style-name="P10"/>
      <text:p text:style-name="P10"><text:soft-page-break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4px', 'font-style: normal', 'font-variant-ligatures: normal', 'font-variant-caps: normal', 'font-weight: 400', 'letter-spacing: normal', 'orphans: 2', 'text-align: left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880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8.5</text:span><text:span text:style-name="MT2"> </text:span><text:span text:style-name="MT4"><text:s text:c="7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08T09:32:51.747370055</dc:date>
    <meta:editing-duration>PT35M5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238" meta:character-count="1580" meta:non-whitespace-character-count="1314"/>
  </office:meta>
</office:document-meta>
</file>